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12T14:48:46.514565622</dc:date>
    <meta:editing-duration>PT3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" meta:character-count="69" meta:non-whitespace-character-count="63"/>
  </office:meta>
</office:document-meta>
</file>